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0pt" officeooo:rsid="0005d8d7" officeooo:paragraph-rsid="0005d8d7" style:font-size-asian="8.75pt" style:font-size-complex="10pt"/>
    </style:style>
    <style:style style:name="P2" style:family="paragraph" style:parent-style-name="Standard">
      <style:paragraph-properties fo:text-align="start" style:justify-single-word="false"/>
      <style:text-properties style:font-name="Liberation Serif" fo:font-size="10pt" officeooo:rsid="0005d8d7" officeooo:paragraph-rsid="0005d8d7" style:font-size-asian="8.75pt" style:font-size-complex="10pt"/>
    </style:style>
    <style:style style:name="P3" style:family="paragraph" style:parent-style-name="Standard">
      <style:paragraph-properties fo:text-align="start" style:justify-single-word="false"/>
      <style:text-properties style:font-name="Liberation Serif" fo:font-size="12pt" officeooo:rsid="0005d8d7" officeooo:paragraph-rsid="0005d8d7" style:font-size-asian="10.5pt" style:font-size-complex="12pt"/>
    </style:style>
    <style:style style:name="P4" style:family="paragraph" style:parent-style-name="Text_20_body">
      <style:text-properties officeooo:rsid="000652e4" officeooo:paragraph-rsid="000652e4"/>
    </style:style>
    <style:style style:name="P5" style:family="paragraph" style:parent-style-name="Text_20_body">
      <style:text-properties officeooo:paragraph-rsid="000652e4"/>
    </style:style>
    <style:style style:name="P6" style:family="paragraph" style:parent-style-name="Text_20_body">
      <style:text-properties fo:font-size="12pt" officeooo:rsid="000837dd" officeooo:paragraph-rsid="000837dd" style:font-size-asian="12pt" style:font-size-complex="12pt"/>
    </style:style>
    <style:style style:name="P7" style:family="paragraph" style:parent-style-name="Text_20_body">
      <style:text-properties fo:font-size="12pt" officeooo:rsid="0009661b" officeooo:paragraph-rsid="0009661b" style:font-size-asian="10.5pt" style:font-size-complex="12pt"/>
    </style:style>
    <style:style style:name="P8" style:family="paragraph" style:parent-style-name="Text_20_body">
      <style:text-properties officeooo:paragraph-rsid="000dacaf"/>
    </style:style>
    <style:style style:name="P9" style:family="paragraph" style:parent-style-name="Title">
      <style:text-properties officeooo:paragraph-rsid="000652e4"/>
    </style:style>
    <style:style style:name="P10" style:family="paragraph" style:parent-style-name="Heading_20_1">
      <style:text-properties fo:font-size="14pt" officeooo:rsid="000652e4" officeooo:paragraph-rsid="000837dd" style:font-size-asian="14pt" style:font-size-complex="14pt"/>
    </style:style>
    <style:style style:name="P11" style:family="paragraph" style:parent-style-name="Heading_20_1">
      <style:text-properties fo:font-size="14pt" officeooo:rsid="0010fe12" officeooo:paragraph-rsid="0010fe12" style:font-size-asian="14pt" style:font-size-complex="14pt"/>
    </style:style>
    <style:style style:name="P12" style:family="paragraph" style:parent-style-name="Heading_20_1">
      <style:paragraph-properties fo:break-before="page"/>
      <style:text-properties officeooo:paragraph-rsid="001633ee"/>
    </style:style>
    <style:style style:name="P13" style:family="paragraph" style:parent-style-name="Heading_20_2">
      <style:text-properties fo:font-size="12pt" style:font-size-asian="12pt" style:font-size-complex="12pt"/>
    </style:style>
    <style:style style:name="P14" style:family="paragraph" style:parent-style-name="Heading_20_2">
      <style:text-properties fo:font-size="12pt" officeooo:rsid="0009661b" officeooo:paragraph-rsid="0009661b" style:font-size-asian="12pt" style:font-size-complex="12pt"/>
    </style:style>
    <style:style style:name="P15" style:family="paragraph" style:parent-style-name="Heading_20_2">
      <style:text-properties officeooo:paragraph-rsid="001046a2"/>
    </style:style>
    <style:style style:name="P16" style:family="paragraph" style:parent-style-name="Text_20_body">
      <style:paragraph-properties fo:text-align="center" style:justify-single-word="false"/>
      <style:text-properties officeooo:rsid="000bb09b" officeooo:paragraph-rsid="000652e4"/>
    </style:style>
    <style:style style:name="P17" style:family="paragraph" style:parent-style-name="Text_20_body">
      <style:text-properties fo:font-size="14pt" officeooo:rsid="000837dd" officeooo:paragraph-rsid="000837dd" style:font-size-asian="14pt" style:font-size-complex="14pt"/>
    </style:style>
    <style:style style:name="P18" style:family="paragraph" style:parent-style-name="Text_20_body">
      <style:text-properties fo:font-size="14pt" officeooo:rsid="0009661b" officeooo:paragraph-rsid="0009661b" style:font-size-asian="14pt" style:font-size-complex="14pt"/>
    </style:style>
    <style:style style:name="P19" style:family="paragraph" style:parent-style-name="Text_20_body">
      <style:text-properties fo:font-size="14pt" officeooo:rsid="000652e4" officeooo:paragraph-rsid="000837dd" style:font-size-asian="14pt" style:font-size-complex="14pt"/>
    </style:style>
    <style:style style:name="P20" style:family="paragraph" style:parent-style-name="Text_20_body" style:list-style-name="L1">
      <style:text-properties fo:font-size="12pt" officeooo:rsid="000837dd" officeooo:paragraph-rsid="000837dd" style:font-size-asian="12pt" style:font-size-complex="12pt"/>
    </style:style>
    <style:style style:name="P21" style:family="paragraph" style:parent-style-name="Text_20_body">
      <style:text-properties fo:font-size="12pt" officeooo:rsid="000837dd" officeooo:paragraph-rsid="000837dd" style:font-size-asian="12pt" style:font-size-complex="12pt"/>
    </style:style>
    <style:style style:name="P22" style:family="paragraph" style:parent-style-name="Text_20_body" style:list-style-name="L1">
      <style:text-properties fo:font-size="12pt" officeooo:rsid="0009661b" officeooo:paragraph-rsid="0009661b" style:font-size-asian="12pt" style:font-size-complex="12pt"/>
    </style:style>
    <style:style style:name="P23" style:family="paragraph" style:parent-style-name="Text_20_body">
      <style:text-properties fo:font-size="12pt" officeooo:rsid="0009661b" officeooo:paragraph-rsid="0009661b" style:font-size-asian="12pt" style:font-size-complex="12pt"/>
    </style:style>
    <style:style style:name="P24" style:family="paragraph" style:parent-style-name="Text_20_body">
      <style:text-properties fo:font-size="12pt" officeooo:rsid="000d1e59" officeooo:paragraph-rsid="000dacaf" style:font-size-asian="12pt" style:font-size-complex="12pt"/>
    </style:style>
    <style:style style:name="P25" style:family="paragraph" style:parent-style-name="Text_20_body">
      <style:text-properties officeooo:paragraph-rsid="0010fe12"/>
    </style:style>
    <style:style style:name="P26" style:family="paragraph" style:parent-style-name="Text_20_body">
      <style:text-properties officeooo:rsid="001046a2" officeooo:paragraph-rsid="001046a2"/>
    </style:style>
    <style:style style:name="P27" style:family="paragraph" style:parent-style-name="Text_20_body">
      <style:text-properties officeooo:rsid="001597bd" officeooo:paragraph-rsid="001597bd"/>
    </style:style>
    <style:style style:name="P28" style:family="paragraph" style:parent-style-name="Text_20_body">
      <style:text-properties officeooo:paragraph-rsid="001633ee"/>
    </style:style>
    <style:style style:name="P29" style:family="paragraph" style:parent-style-name="Text_20_body">
      <style:text-properties officeooo:paragraph-rsid="001706f2"/>
    </style:style>
    <style:style style:name="T1" style:family="text">
      <style:text-properties fo:font-size="14pt" officeooo:rsid="0010fe12" style:font-size-asian="14pt" style:font-size-complex="14pt"/>
    </style:style>
    <style:style style:name="T2" style:family="text">
      <style:text-properties fo:font-size="14pt" officeooo:rsid="001633ee" style:font-size-asian="14pt" style:font-size-complex="14pt"/>
    </style:style>
    <style:style style:name="T3" style:family="text">
      <style:text-properties style:font-name="Liberation Sans" fo:font-size="28pt" fo:font-weight="bold" officeooo:rsid="000652e4" style:font-name-asian="Noto Sans CJK SC" style:font-size-asian="28pt" style:font-weight-asian="bold" style:font-name-complex="Lohit Devanagari" style:font-size-complex="28pt" style:font-weight-complex="bold"/>
    </style:style>
    <style:style style:name="T4" style:family="text">
      <style:text-properties style:font-name="Liberation Sans" fo:font-size="16.1000003814697pt" fo:font-weight="bold" officeooo:rsid="001597bd" style:font-name-asian="Noto Sans CJK SC" style:font-size-asian="16.1000003814697pt" style:font-weight-asian="bold" style:font-name-complex="Lohit Devanagari" style:font-size-complex="16.1000003814697pt" style:font-weight-complex="bold"/>
    </style:style>
    <style:style style:name="T5" style:family="text">
      <style:text-properties style:font-name="Liberation Sans" fo:font-size="14pt" fo:font-weight="bold" officeooo:rsid="001633ee" style:font-name-asian="Noto Sans CJK SC" style:font-size-asian="14pt" style:font-weight-asian="bold" style:font-name-complex="Lohit Devanagari" style:font-size-complex="14pt" style:font-weight-complex="bold"/>
    </style:style>
    <style:style style:name="T6" style:family="text">
      <style:text-properties officeooo:rsid="000837dd"/>
    </style:style>
    <style:style style:name="T7" style:family="text">
      <style:text-properties fo:font-size="12pt" officeooo:rsid="0009661b" style:font-size-asian="12pt" style:font-size-complex="12pt"/>
    </style:style>
    <style:style style:name="T8" style:family="text">
      <style:text-properties fo:font-size="12pt" officeooo:rsid="000bb09b" style:font-size-asian="12pt" style:font-size-complex="12pt"/>
    </style:style>
    <style:style style:name="T9" style:family="text">
      <style:text-properties fo:font-size="12pt" officeooo:rsid="000d1e59" style:font-size-asian="12pt" style:font-size-complex="12pt"/>
    </style:style>
    <style:style style:name="T10" style:family="text">
      <style:text-properties fo:font-size="12pt" officeooo:rsid="000dacaf" style:font-size-asian="12pt" style:font-size-complex="12pt"/>
    </style:style>
    <style:style style:name="T11" style:family="text">
      <style:text-properties fo:font-size="12pt" officeooo:rsid="000f7937" style:font-size-asian="12pt" style:font-size-complex="12pt"/>
    </style:style>
    <style:style style:name="T12" style:family="text">
      <style:text-properties fo:font-size="12pt" officeooo:rsid="001597bd" style:font-size-asian="12pt" style:font-size-complex="12pt"/>
    </style:style>
    <style:style style:name="T13" style:family="text">
      <style:text-properties fo:font-size="12pt" officeooo:rsid="001633ee" style:font-size-asian="10.5pt" style:font-size-complex="12pt"/>
    </style:style>
    <style:style style:name="T14" style:family="text">
      <style:text-properties officeooo:rsid="0009661b"/>
    </style:style>
    <style:style style:name="T15" style:family="text">
      <style:text-properties officeooo:rsid="000dacaf"/>
    </style:style>
    <style:style style:name="T16" style:family="text">
      <style:text-properties officeooo:rsid="001230bd"/>
    </style:style>
    <style:style style:name="T17" style:family="text">
      <style:text-properties officeooo:rsid="0012e408"/>
    </style:style>
    <style:style style:name="T18" style:family="text">
      <style:text-properties officeooo:rsid="00133f2e"/>
    </style:style>
    <style:style style:name="T19" style:family="text">
      <style:text-properties officeooo:rsid="0013bf31"/>
    </style:style>
    <style:style style:name="T20" style:family="text">
      <style:text-properties officeooo:rsid="0013f0c5"/>
    </style:style>
    <style:style style:name="T21" style:family="text">
      <style:text-properties officeooo:rsid="001597bd"/>
    </style:style>
    <style:style style:name="T22" style:family="text">
      <style:text-properties officeooo:rsid="001046a2"/>
    </style:style>
    <style:style style:name="T23" style:family="text">
      <style:text-properties officeooo:rsid="001706f2"/>
    </style:style>
    <style:style style:name="T24" style:family="text">
      <style:text-properties officeooo:rsid="0017b720"/>
    </style:style>
    <style:style style:name="T25" style:family="text">
      <style:text-properties officeooo:rsid="001cb725"/>
    </style:style>
    <style:style style:name="T26" style:family="text">
      <style:text-properties officeooo:rsid="001e7725"/>
    </style:style>
    <style:style style:name="T27" style:family="text">
      <style:text-properties officeooo:rsid="00211a4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
      <text:p text:style-name="Title"/>
      <text:p text:style-name="P9">ECE 657 <text:span text:style-name="T3">Assignment </text:span>3 </text:p>
      <text:p text:style-name="P9"><text:s/>Design Report</text:p>
      <text:p text:style-name="P16">Group 49</text:p>
      <text:p text:style-name="P1">Pawel Jaworski, Ted Themistokleous</text:p>
      <text:p text:style-name="P1"/>
      <text:p text:style-name="P1"/>
      <text:p text:style-name="P1"/>
      <text:p text:style-name="P3"/>
      <text:h text:style-name="Heading_20_2" text:outline-level="2"/>
      <text:p text:style-name="P2"/>
      <text:h text:style-name="P12" text:outline-level="1"><text:span text:style-name="T2">Question #1 Convolutional Neural Network </text:span><text:span text:style-name="T5">for Image Classification</text:span></text:h>
      <text:p text:style-name="P28"><text:span text:style-name="T13"/></text:p>
      <text:h text:style-name="P13" text:outline-level="2">Dataset Preprocessing:</text:h>
      <text:p text:style-name="P29"><text:line-break/>The data set was preprocessed the data using one hot encoding for each output target class, this allowed us to structure out output layer to the <text:span text:style-name="T25">number o</text:span>f desired class<text:span text:style-name="T25">ws</text:span> we wish to discriminate <text:span text:style-name="T25">between </text:span>in the data set. Further processing was done to normalize each colour channel so that each <text:span text:style-name="T25">stream</text:span> could be fed <text:span text:style-name="T25">as inputs to the</text:span> neural network structures created. <text:s/><text:span text:style-name="T23">If normalization is not done on the input RGB <text:s/>channels for each image, the training would be slowed down significantly. </text:span><text:span text:style-name="T26">Without normalization training </text:span><text:span text:style-name="T24">may even not come to a useful solution</text:span><text:span text:style-name="T23">, </text:span><text:span text:style-name="T24">due to how neural networks operate better on smaller weight values </text:span><text:span text:style-name="T26">since gradient decent is used during the training process</text:span><text:line-break/></text:p>
      <text:h text:style-name="P13" text:outline-level="2">Output Layer Selection:</text:h>
      <text:p text:style-name="P29"><text:line-break/>The output layer chosen was a softmax <text:span text:style-name="T27">for each output</text:span>, which is a generalized form of logistic regression. This was chosen for its usefulness in classification problems, since once trained correctly will fire <text:span text:style-name="T27">one node </text:span>only <text:s/><text:span text:style-name="T27">for </text:span>the desired class trained on. By combining <text:span text:style-name="T27">a</text:span> convolution<text:span text:style-name="T27">al</text:span> input layer <text:span text:style-name="T24">with this choice of output layer</text:span>, it allows for a way to effectively discriminate between each <text:span text:style-name="T27">image. This </text:span><text:s text:c="2"/>leverage the one hot encoding output vector generated from initial data set pre-processing <text:span text:style-name="T27">which we can use to verify our result in the test section.</text:span> </text:p>
      <text:p text:style-name="P28"><text:span text:style-name="T2"/></text:p>
      <text:p text:style-name="P28"><text:span text:style-name="T2"/></text:p>
      <text:p text:style-name="P28"><text:span text:style-name="T2"/></text:p>
      <text:h text:style-name="P11" text:outline-level="1"/>
      <text:h text:style-name="P11" text:outline-level="1">Question #2 Recurrent Neural Network for Regression</text:h>
      <text:p text:style-name="P25"><text:span text:style-name="T1"/></text:p>
      <text:p text:style-name="P19"/>
      <text:p text:style-name="P19"/>
      <text:h text:style-name="P10" text:outline-level="1">Question #<text:span text:style-name="T6">3 <text:s/>- Natural Language Processing on Imdb dataset</text:span></text:h>
      <text:p text:style-name="P17"/>
      <text:p text:style-name="P6"><text:soft-page-break/>NLP was used to process the Imdb data set using a supervised learning approach to perform sentiment analysis on whether a film is good or bad based on the review text rating. The steps used to do this are as follows:</text:p>
      <text:list xml:id="list3319753357" text:style-name="L1">
        <text:list-item>
          <text:p text:style-name="P20">Load and pre-process all the data (case, punctuation, html-tags, tokenize, <text:span text:style-name="T15">stopwords, </text:span>lemmatize, stemming)</text:p>
        </text:list-item>
        <text:list-item>
          <text:p text:style-name="P20">Use both train and test data to generate an <text:span text:style-name="T14">word2vec model for word embedding</text:span></text:p>
        </text:list-item>
        <text:list-item>
          <text:p text:style-name="P22">Convert sentences to vector representation of our original sentences</text:p>
        </text:list-item>
        <text:list-item>
          <text:p text:style-name="P22">Embedded sentences are then padded and used to train a <text:span text:style-name="T18">final </text:span>classifier for sentiment</text:p>
        </text:list-item>
      </text:list>
      <text:p text:style-name="P7">This design flow was used to come up with a unique vectorization model of the words in the dataset that carried context</text:p>
      <text:h text:style-name="P14" text:outline-level="2">Preprocessing</text:h>
      <text:p text:style-name="P23"><text:tab/>Preprocessing is done to “clean” the data of <text:s/>irregularities that would otherwise skew metrics when creating a word2vec representation of the entire corpus. The initial stage of putting everything to lower case removes, <text:s/>duplicate upper case characters that would otherwise appear to the vector model as a separate word thus reducing the vector space needed for our generated embedding model. The start of every sentence for example would thus result in an additional word and skew counts in the continuous bag of words or skip-o-gram methods used during vectorization</text:p>
      <text:p text:style-name="P8"><text:span text:style-name="T7">Next, tag removal, scans the document for unwanted html/unwanted tags. An example of this are like break characters &lt;br&gt; that add tags as unwanted “words”. <text:s/>This needs to be done before punctuation cleaning otherwise the tags internal value will be appending to the word before it erroneously. <text:s/>Examples seen were “badbr”, “terriblbr” which skewed cosine distance metrics when finding the top 5 similar words to “horribl”, with bad, terribl being the other “close” words in the calculation. <text:line-break/><text:tab/>Punctuation is important as it strips sentences of values that would skew our tokenization on spaces between words. Commands, periods and other pause/end of sentences are remove to aid in splitting each review,<text:line-break/><text:tab/>Tokenization is them performed to generate a list of vectors that splits each word based on the spaces between them. </text:span><text:span text:style-name="T8">This allows the word2vec algorithm to quickly iterate over each word when taking frequency counts before coming up with an embedding model to use. </text:span></text:p>
      <text:p text:style-name="P8"><text:span text:style-name="T8"><text:tab/></text:span><text:span text:style-name="T10">Stop words are removed from the list of words after, in order to remove words that provide no overall context to the data set. Words such as “the, and, an” <text:s/>show up many times in English but appear before many different nouns and verbs in sentence. Without this step, we would add additional words and imply context. </text:span><text:span text:style-name="T8"><text:line-break/><text:tab/>Lem</text:span><text:span text:style-name="T9">ma</text:span><text:span text:style-name="T8">t</text:span><text:span text:style-name="T9">i</text:span><text:span text:style-name="T8">zation and stemming are done as a final step to get the “base” word between similar words that represent the same context. This is done to reduce whats called “inflectional forms” of words. An example of this is move, moving, moved, which come from the base word “mov’. Stemming chops off the end of the word (ing, ed, e) and represents the word in a simpler form where as lem</text:span><text:span text:style-name="T9">ma</text:span><text:span text:style-name="T8">t</text:span><text:span text:style-name="T9">i</text:span><text:span text:style-name="T8">zation </text:span><text:span text:style-name="T9">makes use off the inflectional context or “tense” of the word before we cut off the ending with stemming to produce a base word response. </text:span></text:p>
      <text:p text:style-name="P24"><text:soft-page-break/></text:p>
      <text:p text:style-name="P8"><text:span text:style-name="T10">NTLK was used for stemming/lemmatization using t</text:span><text:span text:style-name="T9">he Porter stemmer </text:span><text:span text:style-name="T11">produced the best results during testing</text:span><text:span text:style-name="T9">. </text:span><text:span text:style-name="T10">Additionally NLTK was used for stopword removal using the stopwords corpus from the library </text:span><text:span text:style-name="T11">and tokenization leveraged the ntlk tokenize() functionality</text:span><text:span text:style-name="T10">. The other filtering stages used base python </text:span><text:span text:style-name="T11">functionality. </text:span><text:span text:style-name="T12">The</text:span></text:p>
      <text:p text:style-name="P18"/>
      <text:h text:style-name="P15" text:outline-level="2"><text:span text:style-name="T22">Generating Word </text:span><text:span text:style-name="T4">Vectors for Embedding</text:span></text:h>
      <text:p text:style-name="P26">Word2Vec was used to perform a continuous bag of words <text:span text:style-name="T18">(CBOW) </text:span>over the data set to infer context for words before and after each input word. Th<text:span text:style-name="T16">is model uses a distributed representation of the context based on the words around a </text:span><text:span text:style-name="T17">given input word. The tools used here from the gensim 4.0.0 </text:span><text:span text:style-name="T18">package implemented word2vec </text:span><text:span text:style-name="T21">for a CBOW design architecture</text:span><text:span text:style-name="T18"> that was able to be tuned on the data. Both the training data, and test data was used to perform the bag of words </text:span><text:span text:style-name="T19">to generate a vector representation of each contextually relevant word</text:span><text:span text:style-name="T18">. </text:span><text:span text:style-name="T19">For our model we chose </text:span><text:span text:style-name="T18"><text:s/></text:span><text:span text:style-name="T19">This results in a vector representation of each word using </text:span><text:span text:style-name="T20">an adequately sized feature vector. In our design we took the average review length and used that as the feature vector size for our entire corpu</text:span><text:span text:style-name="T21">s, and tuned the learning and min learn rates while using a 7 word minimum word frequency count before an item was used. </text:span></text:p>
      <text:p text:style-name="P26"/>
      <text:p text:style-name="P27">Embedding Sentences</text:p>
      <text:p text:style-name="P17"/>
      <text:p text:style-name="P17"/>
      <text:p text:style-name="P6"/>
      <text:p text:style-name="P6"/>
      <text:p text:style-name="P5"/>
      <text:p text:style-name="P4"/>
      <text:p text:style-name="P4"/>
      <text:p text:style-name="P4"/>
      <text:p text:style-name="P4"/>
      <text:p text:style-name="P4"/>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9T00:03:28.993650391</meta:creation-date>
    <dc:date>2021-07-19T19:41:01.359381966</dc:date>
    <meta:editing-duration>PT27M54S</meta:editing-duration>
    <meta:editing-cycles>12</meta:editing-cycles>
    <meta:generator>LibreOffice/6.4.7.2$Linux_X86_64 LibreOffice_project/40$Build-2</meta:generator>
    <meta:document-statistic meta:table-count="0" meta:image-count="0" meta:object-count="0" meta:page-count="4" meta:paragraph-count="25" meta:word-count="968" meta:character-count="5882" meta:non-whitespace-character-count="4915"/>
  </office:meta>
</office:document-meta>
</file>